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ejelentés – OxygenOffice Professional 2.3.1 változat</text:p>
      <text:p text:style-name="Standard"/>
      <text:p text:style-name="Standard"><text:line-break/>Bejelentés<text:line-break/><text:line-break/><text:line-break/>OxygenOffice Professional 2.3.1 változat</text:p>
      <text:p text:style-name="Standard">(eredeti néven: OpenOffice.org Premium)<text:line-break/><text:line-break/>OxygenOffice Professional <text:s/>– szövegszerkesztő, táblázatkezelő, bemutatókészítő alkalmazás és még sok egyéb…</text:p>
      <text:p text:style-name="Standard">Az OxygenOffice Professional <text:s/>egy <text:span text:style-name="T1">nyílt forráskódú</text:span>, ingyenes, <text:span text:style-name="T1">nagy tudású irodai programcsomag</text:span>, amely kiválóan alkalmas <text:span text:style-name="T1">szövegszerkesztési, táblázatkezelési, bemutatókészítési, adatbázis-kezelési és rajzolási feladatok</text:span> megvalósítására számos operációs rendszer alatt. Ezzel a tulajdonságával <text:span text:style-name="T1">helyettesíteni képes olyan költséges megoldásokat</text:span>, mint amilyen a Microsoft Office vagy Corel WordPerfect Office. A programcsomag a kor igényeinek megfelelő eszköz, amelynek működése nagymértékben hasonlít a kereskedelmi forgalomban lévő hasonló célú programcsomagokhoz. <text:span text:style-name="T1">De azokkal ellentétben, az OxygenOffice Professional teljesen ingyenes és szabadon használható tetszőleges számú számítógépen, bármilyen célra, magánszemélyek és vállalkozások esetében egyaránt.</text:span></text:p>
      <text:p text:style-name="Standard"/>
      <text:p text:style-name="Standard">A magyar OxygenOffice Professional 2.3.1 változata az alábbi kiegészítőket tartalmazza:<text:line-break/></text:p>
      <text:p text:style-name="Standard">* Több mint 3400 elemből álló képtár</text:p>
      <text:p text:style-name="Text_20_body">* Több mint 80 magyar nyelvű sablon, változatos témákban, s ennél bővebb külföldi nyelvű sablontár angol és német nyelven, valamint sablonok a további támogatott nyelveken</text:p>
      <text:p text:style-name="Text_20_body">* Közel 100 Impress bemutatóháttér</text:p>
      <text:p text:style-name="Text_20_body">* Jelentősen továbbfejlesztett Visual Basic for Application (VBA) makrófuttatási lehetőség a Calc-ban (tesztelési célzattal)</text:p>
      <text:p text:style-name="Text_20_body">* Office Open XML (Microsoft Office 2007) részleges importja</text:p>
      <text:p text:style-name="Text_20_body">* Works fájltípusok importja</text:p>
      <text:p text:style-name="Text_20_body">* WordPerfect fájltípusok importja</text:p>
      <text:p text:style-name="Text_20_body">* WordPerfect Graphics fájltípusok importja</text:p>
      <text:p text:style-name="Text_20_body">* T602 fáltípusok importja</text:p>
      <text:p text:style-name="Text_20_body">* További magyar nyelvű kézikönyv, amely a elérhető a Súgó menüből is</text:p>
      <text:p text:style-name="Text_20_body">* További szótárak számos külföldi nyelvhez</text:p>
      <text:p text:style-name="Text_20_body">* Külön Professional csomagok a Linux telepítőben</text:p>
      <text:p text:style-name="Text_20_body">* Wikipedia gyors elérését szolgáló eszköztár</text:p>
      <text:p text:style-name="Text_20_body">* Kibővített színpaletta, vonaltípusok és kitöltőminták</text:p>
      <text:p text:style-name="Standard">* Kibővített súgó menü, alapértelmezetten bekapcsolt részletes tippek</text:p>
      <text:p text:style-name="Standard"/>
      <text:p text:style-name="Standard">Az OxygenOffice Professional alapját adó OpenOffice.org egy <text:span text:style-name="T1">széles körben elterjedt, nyílt forráskódú irodai programcsomag</text:span>. </text:p>
      <text:p text:style-name="Standard"/>
      <text:p text:style-name="Standard">Legalizálja irodai programcsomagját ingyenesen - még ma! Töltse le és próbálja ki az <text:s/>OxygenOffice Professional irodai programcsomagot.</text:p>
      <text:p text:style-name="Standard"/>
      <text:p text:style-name="Standard"><text:soft-page-break/>Mint láthatja, a fejlesztési szemléletből következően a termék <text:span text:style-name="T1">korlátozásoktól mentes, teljesen ingyenes szoftver</text:span>, amelynek <text:span text:style-name="T1">fejlesztése közösségi alapokon történik</text:span>. Mivel a termék előállítása és terjesztése nem üzleti alapon történik, a reklámra költhető összegek gyakorlatilag a nullával egyenlőek. Arra kérjük tehát, hogy lehetőség szerint, <text:span text:style-name="T1">mutassa meg Ön is a világnak ezt a közkincset</text:span>.</text:p>
      <text:p text:style-name="Standard"/>
      <text:p text:style-name="Standard">OpenOffice.org honlapok:<text:line-break/><text:a xlink:type="simple" xlink:href="http://hu.openoffice.org/">http://hu.openoffice.org/</text:a></text:p>
      <text:p text:style-name="Standard">(magyar nyelvű oldalak)</text:p>
      <text:p text:style-name="Standard"><text:a xlink:type="simple" xlink:href="http://www.openoffice.org/">http://www.openoffice.org/</text:a></text:p>
      <text:p text:style-name="Standard">(angol nyelvű oldalak) <text:line-break/><text:line-break/><text:line-break/>OxygenOffice Professional 2.3.1 letöltése: <text:line-break/><text:a xlink:type="simple" xlink:href="http://www.sf.net/projects/ooop/">http://www.sf.net/projects/ooop/</text:a></text:p>
      <text:p text:style-name="Standard">(főoldal)</text:p>
      <text:p text:style-name="Standard"><text:a xlink:type="simple" xlink:href="http://sourceforge.net/project/showfiles.php?group_id=170021">http://sourceforge.net/project/showfiles.php?group_id=170021</text:a></text:p>
      <text:p text:style-name="Standard">(letöltési oldal)</text:p>
      <text:p text:style-name="Standard"><text:line-break/>Az OpenOffice.org 2.3.1 - Angol kiadási jegyzete: <text:line-break/><text:a xlink:type="simple" xlink:href="http://development.openoffice.org/releases/2.3.1.html">http://development.openoffice.org/releases/2.3.1.html</text:a></text:p>
      <text:p text:style-name="Standard">Az OpenOffice.org 2.3.0 - Angol kiadási jegyzete: <text:line-break/><text:a xlink:type="simple" xlink:href="http://development.openoffice.org/releases/2.3.0.html" text:style-name="Internet_20_link" text:visited-style-name="Visited_20_Internet_20_Link">http://development.openoffice.org/releases/2.3.0.html</text:a></text:p>
      <text:p text:style-name="Standard"><text:line-break/>További marketinganyagokat a <text:line-break/><text:a xlink:type="simple" xlink:href="http://ooop.svn.sourceforge.net/viewvc/ooop/trunk/documents/marketing/hu/">http://ooop.svn.sourceforge.net/viewvc/ooop/trunk/documents/marketing/hu/</text:a></text:p>
      <text:p text:style-name="Standard">oldalon találhat. <text:line-break/></text:p>
      <text:p text:style-name="Standard">A már meglévő OpenOffice.org telepítésekhez pedig ajánljuk a kiterjesztések formájában feltelepíthető képtár és sablon kiterjesztéseket. Az alábbi letöltőhelyekről letölthető csomagok a Csomagkezelő segítségével egyszerűen telepíthetőek.</text:p>
      <text:p text:style-name="Standard">Letöltési helyek:</text:p>
      <text:p text:style-name="Standard"><text:a xlink:type="simple" xlink:href="https://sourceforge.net/project/showfiles.php?group_id=170021&amp;package_id=208656">https://sourceforge.net/project/showfiles.php?group_id=170021&amp;package_id=208656</text:a></text:p>
      <text:p text:style-name="Standard"><text:a xlink:type="simple" xlink:href="http://extensions.services.openoffice.org/taxonomy/term/34">http://extensions.services.openoffice.org/taxonomy/term/34</text:a></text:p>
      <text:p text:style-name="Standard"><text:line-break/>A bejelentéssel vagy a termékkel kapcsolatban megjelenő hírekről, cikkekről - lehetőség szerint - tájékoztatást kérünk. <text:line-break/><text:line-break/></text:p>
      <text:p text:style-name="Standard">Köszönettel:</text:p>
      <text:p text:style-name="Standard"/>
      <text:p text:style-name="Standard">Szalai Kálmán</text:p>
      <text:p text:style-name="Standard"><text:a xlink:type="simple" xlink:href="mailto:kami_@openoffice.org">kami_@openoffice.org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2pt" style:language-asian="hu" style:country-asian="HU" style:font-size-complex="12pt" style:language-complex="hu" style:country-complex="H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font-name-asian="Lucida Sans Unicode" style:font-size-asian="12pt" style:language-asian="hu" style:country-asian="HU" style:font-name-complex="Tahoma" style:font-size-complex="12pt" style:language-complex="hu" style:country-complex="H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6$Build-9226</meta:generator>
    <meta:creation-date>2006-03-18T18:06:43</meta:creation-date>
    <dc:date>2007-12-12T08:45:23</dc:date>
    <meta:editing-cycles>37</meta:editing-cycles>
    <meta:editing-duration>PT11H5M4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42" meta:word-count="431" meta:character-count="3812"/>
  </office:meta>
</office:document-meta>
</file>